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https://eu-gb.dataplatform.cloud.ibm.com/dashboards/9cf03146-a4c5-46c9-add3-4ba07ba5609b/view/7e03a5247d8a32df47deeae407ca78572e33770ce7bb8b50d2807b490c617597f0601391c87c1f5a8c165132f7ec175b9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4:43:52.812209336</meta:creation-date>
    <dc:date>2022-07-18T15:48:36.459413240</dc:date>
    <meta:editing-duration>PT51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192" meta:non-whitespace-character-count="192"/>
  </office:meta>
</office:document-meta>
</file>